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60pt" fo:font-weight="bold" style:font-size-asian="60pt" style:font-size-complex="60pt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60pt" fo:font-weight="bold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W swe ramiona mnie weź</text:span><text:span text:style-name="T1"><text:line-break/></text:span><text:span text:style-name="T1">mocą krzyża dodaj sił.</text:span><text:span text:style-name="T1"><text:line-break/></text:span><text:span text:style-name="T1">W księgę życia wpisz mnie</text:span><text:span text:style-name="T1"><text:line-break/></text:span><text:span text:style-name="T1">do swej chwały przyjąć chciej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meta:creation-date>2006-06-07T17:05:21</meta:creation-date>
    <dc:date>2017-03-29T20:26:28.75</dc:date>
    <dc:language>pl-PL</dc:language>
    <meta:editing-cycles>22</meta:editing-cycles>
    <meta:editing-duration>PT1H42S</meta:editing-duration>
    <dc:creator>Woda Życia</dc:creator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